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TableRow18" style:family="table-row">
      <style:table-row-properties style:min-row-height="0.7in"/>
    </style:style>
    <style:style style:name="TableCell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6" style:parent-style-name="Standardnípísmoodstavce" style:family="text">
      <style:text-properties style:text-position="super 65.2%"/>
    </style:style>
    <style:style style:name="T27" style:parent-style-name="Standardnípísmoodstavce" style:family="text">
      <style:text-properties style:text-position="super 65.2%"/>
    </style:style>
    <style:style style:name="T28" style:parent-style-name="Standardnípísmoodstavce" style:family="text">
      <style:text-properties style:text-position="super 65.2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bookmark-start text:name="Text14"/><text:bookmark-start text:name="Text2"/>K106 9/2021<text:bookmark-end text:name="Text14"/></text:p>
            <text:p text:style-name="Normální">KVOP-6207/2021<text:bookmark-end text:name="Text2"/></text:p>
            <text:p text:style-name="Normální"><text:bookmark-start text:name="Text6"/>11. 02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A. Š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</table:table-cell>
        </table:table-row>
        <table:table-row table:style-name="TableRow18">
          <table:table-cell table:style-name="TableCell19">
            <text:p text:style-name="Normální"/>
          </table:table-cell>
          <table:table-cell table:style-name="TableCell20">
            <text:p text:style-name="Normální"/>
          </table:table-cell>
          <table:table-cell table:style-name="TableCell21"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Š.,</text:p>
      <text:p text:style-name="Základnítext">dne 10. 2. 2021 byla do Kanceláře veřejného ochránce práv doručena Vaše žádost podle zákona o svobodném přístupu k informacím, kterou<text:s/><text:span text:style-name="Silné">žádáte následující informace</text:span><text:s/>formou těchto dotazů:</text:p>
      <text:list text:style-name="LFO3_1" text:continue-numbering="true">
        <text:list-item>
          <text:p text:style-name="P22">Kolik metrů čtverečních na odsouzeného připadá po dobu nouzového stavu?</text:p>
        </text:list-item>
        <text:list-item>
          <text:p text:style-name="P23">Jaký je rozdíl mezi preventivní karanténou a normální karanténou?</text:p>
        </text:list-item>
        <text:list-item>
          <text:p text:style-name="P24">Když jsme kuchaři a nacházíme se v preventivní karanténě, bylo mezi námi 9 pozitivních na COVID-19, může se dál chodit<text:s/>vařit pro odsouzené?</text:p>
        </text:list-item>
        <text:list-item>
          <text:p text:style-name="P25">Jak má být chráněno zdraví odsouzených před COVIDem-19?</text:p>
        </text:list-item>
      </text:list>
      <text:p text:style-name="Základnítext">K Vaší žádosti<text:s/><text:span text:style-name="Silné">poskytuji následující informace</text:span>:</text:p>
      <text:p text:style-name="Základnítext">K bodu č. 1: V ubytovací místnosti určené pro ubytování více odsouzených musí na jednoho odsouzeného připadat ubytovací plocha nejméně 4 m<text:span text:style-name="T26">2</text:span>. Cela nebo ložnice určená k ubytování pouze jedné osoby nesmí mít ubytovací plochu menší než 6 m<text:span text:style-name="T27">2</text:span>. Umístit odsouzeného do cely nebo ložnice, v níž na něho připadne ubytovací plocha menší, lze pouze tehdy, když celkový počet odsouzených vykonávajících trest ve věznicích téhož základního typu a stupně zabezpečení věznice s ostrahou v České republice neumožní z důvodu nedostatečné ubytovací kapacity dodržet stanovenou ubytovací plochu. Ubytovací plocha připadající na jednoho odsouzeného nesmí být menší než 3 m<text:span text:style-name="T28">2</text:span>.<text:span text:style-name="Značkapozn.podčarou"><text:note text:note-class="footnote" text:id="_ftn0"><text:note-citation>1</text:note-citation><text:note-body><text:p text:style-name="Textpozn.podčarou"><text:s/>Ustanovení § 17 odst. 6 a 7 vyhlášky č. 345/1999 Sb., kterou se vydává řád odnětí svobody, ve znění pozdějších předpisů.</text:p></text:note-body></text:note></text:span><text:s/>Skutečnost, zda byl vyhlášen nouzový stav, na výše uvedeném nic nemění.</text:p>
      <text:soft-page-break/>
      <text:p text:style-name="Základnítext">K bodu č. 2 až 4:<text:s/><text:span text:style-name="Silné">Tyto informace nelze poskytno</text:span><text:span text:style-name="Silné">ut.</text:span><text:s/>V podrobnostech odkazuji na současně vydané rozhodnutí o částečném odmítnutí informací.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4ZON*</text:span></text:p>
        <text:p text:style-name="P12"><text:span text:style-name="T13">KVOPX00B4ZON</text:span>KVOPX00B4ZON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2-11T12:01:00Z</meta:creation-date>
    <dc:date>2021-02-11T12:04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3" meta:word-count="243" meta:character-count="1675" meta:row-count="11" meta:non-whitespace-character-count="1435"/>
  </office:meta>
</office:document-meta>
</file>